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482cm" table:align="margins"/>
    </style:style>
    <style:style style:name="Tableau1.A" style:family="table-column">
      <style:table-column-properties style:column-width="3.429cm" style:rel-column-width="12852*"/>
    </style:style>
    <style:style style:name="Tableau1.B" style:family="table-column">
      <style:table-column-properties style:column-width="14.053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ext_20_body">
      <style:text-properties style:font-name="Gill Sans MT_CCJU2" fo:font-size="11pt" style:font-size-asian="11pt" style:font-size-complex="11pt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 style:parent-style-name="Text_20_body" style:list-style-name="L1">
      <style:text-properties style:font-name="Gill Sans MT_CCJU2" fo:font-size="11pt" style:font-size-asian="11pt" style:font-size-complex="11pt"/>
    </style:style>
    <style:style style:name="P18" style:family="paragraph" style:parent-style-name="Text_20_body" style:list-style-name="L2">
      <style:text-properties style:font-name="Gill Sans MT_CCJU2" fo:font-size="11pt" style:font-size-asian="11pt" style:font-size-complex="11pt"/>
    </style:style>
    <style:style style:name="P1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PCheader#%</text:p>
      <text:p text:style-name="P15"/>
      <text:p text:style-name="P3">%=TITRE=%</text:p>
      <text:p text:style-name="P4"/>
      <text:p text:style-name="P14">%=TITRE_POLITESSE=%</text:p>
      <text:p text:style-name="P13">%=CONTENU0=%</text:p>
      <text:list xml:id="list30499310" text:style-name="L1">
        <text:list-item>
          <text:p text:style-name="P17">%=remLineWhenBlank(PRESTATION0,1)=%</text:p>
        </text:list-item>
        <text:list-item>
          <text:p text:style-name="P17">%=remLineWhenBlank(PRESTATION1,1)=%</text:p>
        </text:list-item>
        <text:list-item>
          <text:p text:style-name="P17">%=PRESTATION2=%</text:p>
        </text:list-item>
      </text:list>
      <text:p text:style-name="P13">%=CONTENU1=%</text:p>
      <text:list xml:id="list30510581" text:style-name="L2">
        <text:list-item>
          <text:p text:style-name="P18">%=MOTIF=%</text:p>
        </text:list-item>
      </text:list>
      <text:p text:style-name="P13">%=CONTENU3=%</text:p>
      <text:p text:style-name="P13">%=SALUTATIONS=%</text:p>
      <text:p text:style-name="P5"/>
      <text:p text:style-name="P10"><text:tab/><text:span text:style-name="T2">%#include PCsignature#%</text:span></text:p>
      <text:p text:style-name="P10"/>
      <text:p text:style-name="P10"/>
      <text:p text:style-name="P10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%=ANNEXE=%<text:span text:style-name="T3"> :</text:span></text:p>
          </table:table-cell>
          <table:table-cell table:style-name="Tableau1.A1" office:value-type="string">
            <text:p text:style-name="P8">%=ANNEXES=%</text:p>
          </table:table-cell>
        </table:table-row>
        <table:table-row>
          <table:table-cell table:style-name="Tableau1.A1" office:value-type="string">
            <text:p text:style-name="P11">%=COPIE=%<text:span text:style-name="T3"> :</text:span></text:p>
          </table:table-cell>
          <table:table-cell table:style-name="Tableau1.A1" office:value-type="string">
            <text:p text:style-name="P12">%=COPIES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1.503cm" fo:margin-left="1.607cm" fo:margin-right="1.91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33:53.55</dc:date>
    <meta:print-date>2011-02-22T10:58:36</meta:print-date>
    <meta:editing-cycles>148</meta:editing-cycles>
    <meta:editing-duration>P1DT9H56M51S</meta:editing-duration>
    <meta:document-statistic meta:table-count="1" meta:image-count="0" meta:object-count="0" meta:page-count="1" meta:paragraph-count="19" meta:word-count="34" meta:character-count="380"/>
    <meta:user-defined meta:name="Info 1"/>
    <meta:user-defined meta:name="Info 2"/>
    <meta:user-defined meta:name="Info 3"/>
    <meta:user-defined meta:name="Info 4"/>
  </office:meta>
</office:document-meta>
</file>